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3AF00000212CC886979.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Vintage-title">
      <style:graphic-properties draw:auto-grow-height="true" fo:min-height="3.067cm"/>
    </style:style>
    <style:style style:name="pr2" style:family="presentation" style:parent-style-name="Vintage-subtitle">
      <style:graphic-properties draw:fill-color="#ffffff" draw:auto-grow-height="true"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fo:min-height="3.067cm"/>
    </style:style>
    <style:style style:name="pr5" style:family="presentation" style:parent-style-name="Vintage-outline1">
      <style:graphic-properties fo:min-height="11.929cm"/>
    </style:style>
    <style:style style:name="pr6" style:family="presentation" style:parent-style-name="Vintage-notes">
      <style:graphic-properties draw:fill-color="#ffffff" fo:min-height="14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draw:frame presentation:style-name="pr1" draw:layer="layout" svg:width="22.5cm" svg:height="3.067cm" svg:x="1.4cm" svg:y="0.8cm" presentation:class="title" presentation:placeholder="true" presentation:user-transformed="true">
          <draw:text-box/>
        </draw:frame>
        <draw:frame presentation:style-name="pr2" draw:layer="layout" svg:width="25.2cm" svg:height="12.179cm" svg:x="1.4cm" svg:y="5.066cm" presentation:class="subtitle">
          <draw:text-box>
            <text:p>"Mỗi người trên đất nước này đều nên</text:p>
            <text:p>học cách lập trình máy tình từ nhỏ</text:p>
            <text:p>bởi nó dậy chúng ta cách suy nghĩ"</text:p>
            <text:p/>
            <text:p>-Steve Jobs-</text:p>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Vintage" presentation:presentation-page-layout-name="AL2T1">
        <draw:frame presentation:style-name="pr4" draw:layer="layout" svg:width="22.5cm" svg:height="3.067cm" svg:x="1.4cm" svg:y="0.8cm" presentation:class="title" presentation:user-transformed="true">
          <draw:text-box>
            <text:p>Tổng quan</text:p>
          </draw:text-box>
        </draw:frame>
        <draw:frame presentation:style-name="pr5" draw:layer="layout" svg:width="25.2cm" svg:height="12.179cm" svg:x="1.4cm" svg:y="5.066cm" presentation:class="outline" presentation:user-transformed="true">
          <draw:text-box>
            <text:list text:style-name="L2">
              <text:list-header>
                <text:p>Project: Lớp học Chú hề lập trình</text:p>
                <text:p>Là một dự án vì cộng đồng nhằm mục đích phát triển khả năng tư duy logic của trẻ (đặc biệt là trẻ từ độ tuổi 8-12)</text:p>
                <text:p/>
                <text:p/>
              </text:list-header>
            </text:list>
          </draw:text-box>
        </draw:frame>
        <presentation:notes draw:style-name="dp2">
          <draw:page-thumbnail draw:style-name="gr1"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1" draw:master-page-name="Vintage" presentation:presentation-page-layout-name="AL2T1">
        <draw:frame presentation:style-name="pr4" draw:layer="layout" svg:width="22.5cm" svg:height="3.067cm" svg:x="1.4cm" svg:y="0.8cm" presentation:class="title">
          <draw:text-box>
            <text:p>Tại sao?</text:p>
          </draw:text-box>
        </draw:frame>
        <draw:frame presentation:style-name="pr5" draw:layer="layout" svg:width="25.2cm" svg:height="12.179cm" svg:x="1.4cm" svg:y="5.066cm" presentation:class="outline" presentation:user-transformed="true">
          <draw:text-box>
            <text:list text:style-name="L2">
              <text:list-header>
                <text:p>Vì sao lại nên học lập trình từ nhỏ: Hãy tham khảo ý kiến từ các chuyên gia hàng đầu về công nghệ từ facebook/Window/Twitter</text:p>
              </text:list-header>
              <text:list-item>
                <text:p>https://www.youtube.com/watch?v=7RlumXKoEXY</text:p>
              </text:list-item>
              <text:list-item>
                <text:p>Lối mòn dạy học cứng nhắc đã làm thui chột khả năng tư duy của trẻ</text:p>
                <text:p>Bệnh chạy theo thành tích + chú trọng nuôi “gà” của các thầy cô</text:p>
                <text:p>Với đặc thù của lập trình - một công việc đòi hỏi sự tìm tòi và tư duy sẽ giúp các bé có một tư duy tốt hơn. Một tư duy tốt giúp các bé tiếp cận nhanh hơn với kiến thức ở trường lớp cũng như sự thay đổi của thế giới hiện thực xung quanh</text:p>
              </text:list-item>
            </text:list>
          </draw:text-box>
        </draw:frame>
        <presentation:notes draw:style-name="dp2">
          <draw:page-thumbnail draw:style-name="gr1" draw:layer="layout" svg:width="17cm" svg:height="9.56cm" svg:x="2cm" svg:y="2.5cm" draw:page-number="3" presentation:class="page"/>
          <draw:frame presentation:style-name="pr6" draw:layer="layout" svg:width="17cm" svg:height="14cm" svg:x="2cm" svg:y="13cm" presentation:class="notes" presentation:placeholder="true">
            <draw:text-box/>
          </draw:frame>
        </presentation:notes>
      </draw:page>
      <draw:page draw:name="page4" draw:style-name="dp1" draw:master-page-name="Vintage" presentation:presentation-page-layout-name="AL2T1">
        <draw:frame presentation:style-name="pr4" draw:layer="layout" svg:width="22.5cm" svg:height="3.067cm" svg:x="1.4cm" svg:y="0.8cm" presentation:class="title">
          <draw:text-box>
            <text:p>Nội dung chung </text:p>
          </draw:text-box>
        </draw:frame>
        <draw:frame presentation:style-name="pr5" draw:layer="layout" svg:width="25.2cm" svg:height="12.179cm" svg:x="1.4cm" svg:y="5.066cm" presentation:class="outline">
          <draw:text-box>
            <text:list text:style-name="L2">
              <text:list-header>
                <text:p>Mỗi tiết học kéo dài 90 phút với 4 phần:</text:p>
              </text:list-header>
              <text:list-item>
                <text:p>Phần 1: 10 phút Warm-up: giới thiệu/ôn tập/làm quen</text:p>
              </text:list-item>
              <text:list-item>
                <text:p>Phần 2: 45 phút Học kiến thức tư duy lập trình</text:p>
              </text:list-item>
              <text:list-item>
                <text:p>Phần 3: 20 phút Ngoại khóa: Các hoạt động giải trí, kĩ năng mềm</text:p>
              </text:list-item>
              <text:list-item>
                <text:p>Phần 4: 15 phút Ôn tập</text:p>
              </text:list-item>
            </text:list>
          </draw:text-box>
        </draw:frame>
        <presentation:notes draw:style-name="dp2">
          <draw:page-thumbnail draw:style-name="gr1" draw:layer="layout" svg:width="17cm" svg:height="9.56cm" svg:x="2cm" svg:y="2.5cm" draw:page-number="4" presentation:class="page"/>
          <draw:frame presentation:style-name="pr6" draw:layer="layout" svg:width="17cm" svg:height="14cm" svg:x="2cm" svg:y="13cm" presentation:class="notes" presentation:placeholder="true">
            <draw:text-box/>
          </draw:frame>
        </presentation:notes>
      </draw:page>
      <draw:page draw:name="page5" draw:style-name="dp1" draw:master-page-name="Vintage" presentation:presentation-page-layout-name="AL2T1">
        <draw:frame presentation:style-name="pr4" draw:layer="layout" svg:width="22.5cm" svg:height="3.067cm" svg:x="1.4cm" svg:y="0.8cm" presentation:class="title">
          <draw:text-box>
            <text:p>45 phút lập trình cùng chú hề</text:p>
          </draw:text-box>
        </draw:frame>
        <draw:frame presentation:style-name="pr5" draw:layer="layout" svg:width="25.2cm" svg:height="12.179cm" svg:x="1.4cm" svg:y="5.066cm" presentation:class="outline">
          <draw:text-box>
            <text:list text:style-name="L2">
              <text:list-header>
                <text:p>Ngôn ngữ lập trình: Python</text:p>
                <text:p>Tại sao lại là Python: Python là ngôn ngữ lập trình với cú pháp dễ học, là xu hướng của các lập trình viên hiện nay, và là ngôn ngữ cơ sở để dùng giảng dạy cho trẻ nhỏ</text:p>
                <text:p>Giáo trình được xen kẽ để luyện tập thêm khả năng tiếng anh + toán học đã được dạy trên lớp</text:p>
              </text:list-header>
            </text:list>
          </draw:text-box>
        </draw:frame>
        <presentation:notes draw:style-name="dp2">
          <draw:page-thumbnail draw:style-name="gr1" draw:layer="layout" svg:width="17cm" svg:height="9.56cm" svg:x="2cm" svg:y="2.5cm" draw:page-number="5" presentation:class="page"/>
          <draw:frame presentation:style-name="pr6" draw:layer="layout" svg:width="17cm" svg:height="14cm" svg:x="2cm" svg:y="13cm" presentation:class="notes" presentation:placeholder="true">
            <draw:text-box/>
          </draw:frame>
        </presentation:notes>
      </draw:page>
      <draw:page draw:name="page6" draw:style-name="dp1" draw:master-page-name="Vintage" presentation:presentation-page-layout-name="AL2T1">
        <draw:frame presentation:style-name="pr4" draw:layer="layout" svg:width="22.5cm" svg:height="3.067cm" svg:x="1.4cm" svg:y="0.8cm" presentation:class="title" presentation:user-transformed="true">
          <draw:text-box>
            <text:p>Các hoạt động ngoại khóa</text:p>
          </draw:text-box>
        </draw:frame>
        <draw:frame presentation:style-name="pr5" draw:layer="layout" svg:width="25.2cm" svg:height="12.179cm" svg:x="1.4cm" svg:y="5.066cm" presentation:class="outline">
          <draw:text-box>
            <text:list text:style-name="L2">
              <text:list-header>
                <text:p>=&gt; Làm bóng bay nghệ thuật</text:p>
                <text:p>=&gt; Trồng cây xanh, bảo vệ môi trường</text:p>
                <text:p>=&gt; Nhảy dân vũ, flash mod</text:p>
                <text:p>=&gt; Thuyết trình trước đám đông</text:p>
                <text:p>=&gt; Khả năng tự lập</text:p>
              </text:list-header>
            </text:list>
          </draw:text-box>
        </draw:frame>
        <presentation:notes draw:style-name="dp2">
          <draw:page-thumbnail draw:style-name="gr1" draw:layer="layout" svg:width="17cm" svg:height="9.56cm" svg:x="2cm" svg:y="2.5cm" draw:page-number="6" presentation:class="page"/>
          <draw:frame presentation:style-name="pr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5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presentation:header/></text:p>
          </draw:text-box>
        </draw:frame>
        <draw:frame presentation:style-name="Mpr2" draw:text-style-name="MP2" draw:layer="backgroundobjects" svg:width="9.112cm" svg:height="1.484cm" svg:x="11.887cm" svg:y="0cm" presentation:class="date-time">
          <draw:text-box>
            <text:p text:style-name="MP2"><presentation:date-time/></text:p>
          </draw:text-box>
        </draw:frame>
        <draw:frame presentation:style-name="Mpr3" draw:text-style-name="MP1" draw:layer="backgroundobjects" svg:width="9.112cm" svg:height="1.484cm" svg:x="0cm" svg:y="28.215cm" presentation:class="footer">
          <draw:text-box>
            <text:p text:style-name="MP1"><presentation:footer/></text:p>
          </draw:text-box>
        </draw:frame>
        <draw:frame presentation:style-name="Mpr3"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Vintage" style:page-layout-name="PM1" draw:style-name="Mdp1">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CC886979.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08T22:05:17.001114615</meta:creation-date>
    <dc:date>2016-06-08T23:37:41.262017048</dc:date>
    <meta:editing-duration>PT1H41S</meta:editing-duration>
    <meta:editing-cycles>1</meta:editing-cycles>
    <meta:document-statistic meta:object-count="57"/>
    <meta:generator>LibreOffice/4.2.8.2$Linux_x86 LibreOffice_project/420m0$Build-2</meta:generator>
  </office:meta>
</office:document-meta>
</file>